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4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 table:number-rows-repeated="13">
          <table:table-cell table:number-columns-repeated="1023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6:.B19])" office:value-type="float" office:value="1.5" calcext:value-type="float">
            <text:p>1,5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.00.0000</text:date>, <text:time style:data-style-name="N2" text:time-value="14:23:47.2592580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0-28T14:23:53.215911096</dc:date>
    <meta:editing-duration>PT6M50S</meta:editing-duration>
    <meta:editing-cycles>2</meta:editing-cycles>
    <meta:generator>LibreOffice/6.0.7.3$Linux_X86_64 LibreOffice_project/00m0$Build-3</meta:generator>
    <meta:document-statistic meta:table-count="1" meta:cell-count="8" meta:object-count="0"/>
  </office:meta>
</office:document-meta>
</file>